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604cm"/>
    </style:style>
    <style:style style:name="co5" style:family="table-column">
      <style:table-column-properties fo:break-before="auto" style:column-width="2.482cm"/>
    </style:style>
    <style:style style:name="co6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number-columns-repeated="20" table:default-cell-style-name="Excel_20_Built-in_20_Normal"/>
        <table:table-column table:style-name="co6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1</text:p>
          </table:table-cell>
          <table:table-cell office:value-type="string">
            <text:p>incompréhensible, répétitif</text:p>
          </table:table-cell>
          <table:table-cell office:value-type="string">
            <text:p>doit stipuler le but et le lieu</text:p>
          </table:table-cell>
          <table:table-cell table:style-name="ce4" office:value-type="string">
            <text:p>modifier la balid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1</text:p>
          </table:table-cell>
          <table:table-cell office:value-type="string">
            <text:p>pas de titre à <text:s/>la page html</text:p>
          </table:table-cell>
          <table:table-cell office:value-type="string">
            <text:p>doit stipuler le nom de l'agence et de quelle page il sagit</text:p>
          </table:table-cell>
          <table:table-cell table:style-name="ce4" office:value-type="string">
            <text:p>ajoiuter un titr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style css</text:p>
          </table:table-cell>
          <table:table-cell office:value-type="string">
            <text:p>certain sont intégré a la page html</text:p>
          </table:table-cell>
          <table:table-cell office:value-type="string">
            <text:p>faire une page à part</text:p>
          </table:table-cell>
          <table:table-cell table:style-name="ce4" office:value-type="string">
            <text:p>enlever le css de la page html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angage</text:p>
          </table:table-cell>
          <table:table-cell office:value-type="string">
            <text:p>language par defaut non valide</text:p>
          </table:table-cell>
          <table:table-cell office:value-type="string">
            <text:p>Doit stipuler le langage</text:p>
          </table:table-cell>
          <table:table-cell table:style-name="ce4" office:value-type="string">
            <text:p>modifier le langag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gne 83</text:p>
          </table:table-cell>
          <table:table-cell office:value-type="string">
            <text:p>ligne invalide</text:p>
          </table:table-cell>
          <table:table-cell office:value-type="string">
            <text:p>doit etre <text:s/>bien répertorier les imput et label</text:p>
          </table:table-cell>
          <table:table-cell table:style-name="ce4" office:value-type="string">
            <text:p>supprimer et remplacer</text:p>
          </table:table-cell>
          <table:table-cell office:value-type="string">
            <text:p>SITE 3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 name page2</text:p>
          </table:table-cell>
          <table:table-cell office:value-type="string">
            <text:p>inexistant</text:p>
          </table:table-cell>
          <table:table-cell office:value-type="string">
            <text:p>doit stipuler un meta name</text:p>
          </table:table-cell>
          <table:table-cell table:style-name="ce4" office:value-type="string">
            <text:p>créer un balis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itle page2</text:p>
          </table:table-cell>
          <table:table-cell office:value-type="string">
            <text:p>titre non explicite</text:p>
          </table:table-cell>
          <table:table-cell office:value-type="string">
            <text:p>Doit stipuler le nom de l'agence et de quelle page il sagit</text:p>
          </table:table-cell>
          <table:table-cell table:style-name="ce4" office:value-type="string">
            <text:p>rectifier le titre</text:p>
          </table:table-cell>
          <table:table-cell office:value-type="string">
            <text:p>SITE1ET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pas très visible et pas pro</text:p>
          </table:table-cell>
          <table:table-cell office:value-type="string">
            <text:p>doit avoir une nav claire</text:p>
          </table:table-cell>
          <table:table-cell table:style-name="ce4" office:value-type="string">
            <text:p>créer une ancre et une nav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écriture trop petite</text:p>
          </table:table-cell>
          <table:table-cell office:value-type="string">
            <text:p>pour les personnes malvoyante impossible de lire</text:p>
          </table:table-cell>
          <table:table-cell office:value-type="string">
            <text:p>changer le format de police</text:p>
          </table:table-cell>
          <table:table-cell table:style-name="ce4" office:value-type="string">
            <text:p>changer les px si il y a lieu</text:p>
          </table:table-cell>
          <table:table-cell office:value-type="string">
            <text:p><text:s/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footer</text:p>
          </table:table-cell>
          <table:table-cell office:value-type="string">
            <text:p>trop chargé en lien</text:p>
          </table:table-cell>
          <table:table-cell office:value-type="string">
            <text:p>supprimer des liens</text:p>
          </table:table-cell>
          <table:table-cell table:style-name="ce4" office:value-type="string">
            <text:p>garder que les partenaires</text:p>
          </table:table-cell>
          <table:table-cell office:value-type="string">
            <text:p>Site 1</text:p>
          </table:table-cell>
          <table:table-cell table:number-columns-repeated="1018"/>
        </table:table-row>
        <table:table-row table:style-name="ro1">
          <table:table-cell office:value-type="string">
            <text:p>acc </text:p>
          </table:table-cell>
          <table:table-cell office:value-type="string">
            <text:p>ensemble du site</text:p>
          </table:table-cell>
          <table:table-cell office:value-type="string">
            <text:p>pas de bouton pour revenir au début du site</text:p>
          </table:table-cell>
          <table:table-cell office:value-type="string">
            <text:p>créer un bouton qui permet de revenir au début de la page</text:p>
          </table:table-cell>
          <table:table-cell table:style-name="ce4" office:value-type="string">
            <text:p>créer un bouton pour revenir au debut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 page 2</text:p>
          </table:table-cell>
          <table:table-cell office:value-type="string">
            <text:p>on ne sait pas a quoi cela correspond page2</text:p>
          </table:table-cell>
          <table:table-cell office:value-type="string">
            <text:p>nommé page 2 en contact dans la nav</text:p>
          </table:table-cell>
          <table:table-cell table:style-name="ce4" office:value-type="string">
            <text:p>Modifier la navigation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un bloc marron</text:p>
          </table:table-cell>
          <table:table-cell office:value-type="string">
            <text:p>rien d'inscris dans le bloc espace perdu</text:p>
          </table:table-cell>
          <table:table-cell office:value-type="string">
            <text:p>rajouter un peu de texte percutant</text:p>
          </table:table-cell>
          <table:table-cell table:style-name="ce4" office:value-type="string">
            <text:p>permet d'enrichir la page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ocalisation</text:p>
          </table:table-cell>
          <table:table-cell office:value-type="string">
            <text:p>inexistante si ce n'est l'adresse</text:p>
          </table:table-cell>
          <table:table-cell office:value-type="string">
            <text:p>rajouter peut etre une localisation par sallelite avec l'adresse</text:p>
          </table:table-cell>
          <table:table-cell office:value-type="string">
            <text:p>Créer un maps contact row iframe</text:p>
          </table:table-cell>
          <table:table-cell office:value-type="string">
            <text:p>site2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barre de saisie</text:p>
          </table:table-cell>
          <table:table-cell office:value-type="string">
            <text:p>elles sont brouillons pas très claires</text:p>
          </table:table-cell>
          <table:table-cell office:value-type="string">
            <text:p>donner de l'espace et les encadrer à la saisie</text:p>
          </table:table-cell>
          <table:table-cell office:value-type="string">
            <text:p>modifier les espacement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navigation</text:p>
          </table:table-cell>
          <table:table-cell office:value-type="string">
            <text:p>on ne la voit pas</text:p>
          </table:table-cell>
          <table:table-cell office:value-type="string">
            <text:p>retravailler la navigation</text:p>
          </table:table-cell>
          <table:table-cell office:value-type="string">
            <text:p>rajouter un contact et portefolio</text:p>
          </table:table-cell>
          <table:table-cell office:value-type="string">
            <text:p>en étudiant la page</text:p>
          </table:table-cell>
          <table:table-cell table:number-columns-repeated="1018"/>
        </table:table-row>
        <table:table-row table:style-name="ro1">
          <table:table-cell office:value-type="string">
            <text:p>acc</text:p>
          </table:table-cell>
          <table:table-cell office:value-type="string">
            <text:p>texte</text:p>
          </table:table-cell>
          <table:table-cell office:value-type="string">
            <text:p>pas de texte orange sur photo orange</text:p>
          </table:table-cell>
          <table:table-cell office:value-type="string">
            <text:p>modifier la couleur du texte</text:p>
          </table:table-cell>
          <table:table-cell office:value-type="string">
            <text:p>texte en jaune ou blanc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texte</text:p>
          </table:table-cell>
          <table:table-cell office:value-type="string">
            <text:p>La hiérarchie du contenu avec balises h1,h2...</text:p>
          </table:table-cell>
          <table:table-cell office:value-type="string">
            <text:p>respecter la hierarchie</text:p>
          </table:table-cell>
          <table:table-cell office:value-type="string">
            <text:p>h1 h2 h3 ..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uteur</text:p>
          </table:table-cell>
          <table:table-cell office:value-type="string">
            <text:p>identifier l'auteur</text:p>
          </table:table-cell>
          <table:table-cell office:value-type="string">
            <text:p>cite class</text:p>
          </table:table-cell>
          <table:table-cell office:value-type="string">
            <text:p>a créer une class cite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lien</text:p>
          </table:table-cell>
          <table:table-cell office:value-type="string">
            <text:p>pas d'ancre avec lien</text:p>
          </table:table-cell>
          <table:table-cell office:value-type="string">
            <text:p>prévoir une ancre pour se rendre sur les photos</text:p>
          </table:table-cell>
          <table:table-cell office:value-type="string">
            <text:p>faire une ancre au portefolio</text:p>
          </table:table-cell>
          <table:table-cell office:value-type="string">
            <text:p>site1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attibut alt photo</text:p>
          </table:table-cell>
          <table:table-cell office:value-type="string">
            <text:p>le texte n'est pas correcte</text:p>
          </table:table-cell>
          <table:table-cell office:value-type="string">
            <text:p>le renseigner convenablement</text:p>
          </table:table-cell>
          <table:table-cell office:value-type="string">
            <text:p>identifier les photos</text:p>
          </table:table-cell>
          <table:table-cell office:value-type="string">
            <text:p>site2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hoto trop lourde</text:p>
          </table:table-cell>
          <table:table-cell office:value-type="string">
            <text:p>compresser les photos avec compressor en ligne</text:p>
          </table:table-cell>
          <table:table-cell office:value-type="string">
            <text:p>compresser pour que les photos soient moins lourdes et trier les photos</text:p>
          </table:table-cell>
          <table:table-cell office:value-type="string">
            <text:p>convertisseur en ligne</text:p>
          </table:table-cell>
          <table:table-cell office:value-type="string">
            <text:p>site4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css gain de place</text:p>
          </table:table-cell>
          <table:table-cell office:value-type="string">
            <text:p>minifier le css avec html compressor</text:p>
          </table:table-cell>
          <table:table-cell office:value-type="string">
            <text:p>compresser pour qu'il soit moins lourd</text:p>
          </table:table-cell>
          <table:table-cell office:value-type="string">
            <text:p>compresser html compressor</text:p>
          </table:table-cell>
          <table:table-cell office:value-type="string">
            <text:p>site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table:number-columns-spanned="3" table:number-rows-spanned="2">
            <text:p><text:a xlink:href="https://www.matthieu-tranvan.fr/referencement-naturel/checklist-seo-25-bonnes-pratiques-on-site-pour-renforcer-votre-referencement-naturel.html">https://www.matthieu-tranvan.fr/referencement-naturel/checklist-seo-25-bonnes-pratiques-on-site-pour-renforcer-votre-referencement-naturel.html</text:a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SITE 1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table-cell office:value-type="string">
            <text:p>SITE 2</text:p>
          </table:table-cell>
          <table:table-cell table:style-name="ce3" office:value-type="string">
            <text:p><text:a xlink:href="https://developers.google.com/search/docs/beginner/seo-starter-guide?hl=fr">Bien débuter en référencement naturel (SEO) : principes de base | Google Search Central</text:a> 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TE3</text:p>
          </table:table-cell>
          <table:table-cell office:value-type="string" table:number-columns-spanned="3" table:number-rows-spanned="1">
            <text:p><text:a xlink:href="https://validator.w3.org/#validate_by_uri">https://validator.w3.org/#validate_by_uri</text:a>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site4</text:p>
          </table:table-cell>
          <table:table-cell office:value-type="string">
            <text:p><text:a xlink:href="https://convertir-une-image.com/">https://convertir-une-image.com/</text:a>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ite5</text:p>
          </table:table-cell>
          <table:table-cell table:style-name="ce3" office:value-type="string">
            <text:p><text:a xlink:href="https://htmlcompressor.com/compressor/">HTML Compressor - Reduce the size of HTML, CSS, JavaScript, PHP and Smarty code.</text:a> </text:p>
          </table:table-cell>
          <table:table-cell table:number-columns-repeated="1021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6">26/02/2021</text:date>, <text:time>12:3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1-02-26T12:38:23.72</dc:date>
    <meta:editing-duration>PT9H55M55S</meta:editing-duration>
    <meta:editing-cycles>10</meta:editing-cycles>
    <meta:document-statistic meta:table-count="1" meta:cell-count="155" meta:object-count="0"/>
  </office:meta>
</office:document-meta>
</file>